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120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120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120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120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120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120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120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120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120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120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120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120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120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120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120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120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120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ia Sofía Blanco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5166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men Luisa Martínez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66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4.2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4" meta:non-whitespace-character-count="996"/>
    <meta:template xlink:type="simple" xlink:actuate="onRequest" xlink:title="Normal" xlink:href=""/>
  </office:meta>
</office:document-meta>
</file>